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sc_WORD,rule</text:p>
          </table:table-cell>
          <table:table-cell office:value-type="float" office:value="10718220" calcext:value-type="float">
            <text:p>10718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cc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dd_WOR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mon_dd_WOR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d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sc,rule</text:p>
          </table:table-cell>
          <table:table-cell office:value-type="float" office:value="40520100" calcext:value-type="float">
            <text:p>4052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year,rule</text:p>
          </table:table-cell>
          <table:table-cell office:value-type="float" office:value="1343698800" calcext:value-type="float">
            <text:p>13436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d_WOR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_WOR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_WOR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sc_WORD,rule</text:p>
          </table:table-cell>
          <table:table-cell office:value-type="float" office:value="13071000" calcext:value-type="float">
            <text:p>130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dd_WORD,rule</text:p>
          </table:table-cell>
          <table:table-cell office:value-type="float" office:value="13071000000" calcext:value-type="float">
            <text:p>13071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_WORD,rule</text:p>
          </table:table-cell>
          <table:table-cell office:value-type="float" office:value="130710000" calcext:value-type="float">
            <text:p>130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,rule</text:p>
          </table:table-cell>
          <table:table-cell office:value-type="float" office:value="10456800" calcext:value-type="float">
            <text:p>1045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mon_sc,rule</text:p>
          </table:table-cell>
          <table:table-cell office:value-type="float" office:value="1359384000" calcext:value-type="float">
            <text:p>135938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sc,rule</text:p>
          </table:table-cell>
          <table:table-cell office:value-type="float" office:value="104568000" calcext:value-type="float">
            <text:p>1045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mon_day_sc,rule</text:p>
          </table:table-cell>
          <table:table-cell office:value-type="float" office:value="435002880" calcext:value-type="float">
            <text:p>435002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year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2sc_dd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dd_mon,rule</text:p>
          </table:table-cell>
          <table:table-cell office:value-type="float" office:value="10875333420" calcext:value-type="float">
            <text:p>10875333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,rule</text:p>
          </table:table-cell>
          <table:table-cell office:value-type="float" office:value="109273560" calcext:value-type="float">
            <text:p>109273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d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sc,rule</text:p>
          </table:table-cell>
          <table:table-cell office:value-type="float" office:value="654072840" calcext:value-type="float">
            <text:p>654072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year,rule</text:p>
          </table:table-cell>
          <table:table-cell office:value-type="float" office:value="4862412000" calcext:value-type="float">
            <text:p>486241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_sc,rule</text:p>
          </table:table-cell>
          <table:table-cell office:value-type="float" office:value="1830201420" calcext:value-type="float">
            <text:p>1830201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2sc,rule</text:p>
          </table:table-cell>
          <table:table-cell office:value-type="float" office:value="182994000" calcext:value-type="float">
            <text:p>18299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,rule</text:p>
          </table:table-cell>
          <table:table-cell office:value-type="float" office:value="292790400" calcext:value-type="float">
            <text:p>2927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_sc,rule</text:p>
          </table:table-cell>
          <table:table-cell office:value-type="float" office:value="1755173880" calcext:value-type="float">
            <text:p>175517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sc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,rule</text:p>
          </table:table-cell>
          <table:table-cell office:value-type="float" office:value="340107420" calcext:value-type="float">
            <text:p>340107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_sc,rule</text:p>
          </table:table-cell>
          <table:table-cell office:value-type="float" office:value="2039076000" calcext:value-type="float">
            <text:p>203907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pd,rule</text:p>
          </table:table-cell>
          <table:table-cell office:value-type="float" office:value="18037980" calcext:value-type="float">
            <text:p>18037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dd,rule</text:p>
          </table:table-cell>
          <table:table-cell office:value-type="float" office:value="156852000" calcext:value-type="float">
            <text:p>15685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year,rule</text:p>
          </table:table-cell>
          <table:table-cell office:value-type="float" office:value="125743020" calcext:value-type="float">
            <text:p>125743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mon,rule</text:p>
          </table:table-cell>
          <table:table-cell office:value-type="float" office:value="251224620" calcext:value-type="float">
            <text:p>2512246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sc,rule</text:p>
          </table:table-cell>
          <table:table-cell office:value-type="float" office:value="1118877600" calcext:value-type="float">
            <text:p>111887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sc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sc_wORD,rule</text:p>
          </table:table-cell>
          <table:table-cell office:value-type="float" office:value="10718220" calcext:value-type="float">
            <text:p>10718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cc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dd_wOR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mon_dd_wOR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d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sc,rule</text:p>
          </table:table-cell>
          <table:table-cell office:value-type="float" office:value="40520100" calcext:value-type="float">
            <text:p>4052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year,rule</text:p>
          </table:table-cell>
          <table:table-cell office:value-type="float" office:value="1343698800" calcext:value-type="float">
            <text:p>13436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d_wOR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_wOR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_wOR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sc_wORD,rule</text:p>
          </table:table-cell>
          <table:table-cell office:value-type="float" office:value="13071000" calcext:value-type="float">
            <text:p>130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dd_wORD,rule</text:p>
          </table:table-cell>
          <table:table-cell office:value-type="float" office:value="13071000000" calcext:value-type="float">
            <text:p>13071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_wORD,rule</text:p>
          </table:table-cell>
          <table:table-cell office:value-type="float" office:value="130710000" calcext:value-type="float">
            <text:p>130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,rule</text:p>
          </table:table-cell>
          <table:table-cell office:value-type="float" office:value="10456800" calcext:value-type="float">
            <text:p>1045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mon_sc,rule</text:p>
          </table:table-cell>
          <table:table-cell office:value-type="float" office:value="1359384000" calcext:value-type="float">
            <text:p>135938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sc,rule</text:p>
          </table:table-cell>
          <table:table-cell office:value-type="float" office:value="104568000" calcext:value-type="float">
            <text:p>1045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mon_day_sc,rule</text:p>
          </table:table-cell>
          <table:table-cell office:value-type="float" office:value="435002880" calcext:value-type="float">
            <text:p>435002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year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2sc_dd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dd_mon,rule</text:p>
          </table:table-cell>
          <table:table-cell office:value-type="float" office:value="10875333420" calcext:value-type="float">
            <text:p>10875333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,rule</text:p>
          </table:table-cell>
          <table:table-cell office:value-type="float" office:value="109273560" calcext:value-type="float">
            <text:p>109273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d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sc,rule</text:p>
          </table:table-cell>
          <table:table-cell office:value-type="float" office:value="654072840" calcext:value-type="float">
            <text:p>654072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year,rule</text:p>
          </table:table-cell>
          <table:table-cell office:value-type="float" office:value="4862412000" calcext:value-type="float">
            <text:p>486241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_sc,rule</text:p>
          </table:table-cell>
          <table:table-cell office:value-type="float" office:value="1830201420" calcext:value-type="float">
            <text:p>1830201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2sc,rule</text:p>
          </table:table-cell>
          <table:table-cell office:value-type="float" office:value="182994000" calcext:value-type="float">
            <text:p>18299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,rule</text:p>
          </table:table-cell>
          <table:table-cell office:value-type="float" office:value="292790400" calcext:value-type="float">
            <text:p>2927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_sc,rule</text:p>
          </table:table-cell>
          <table:table-cell office:value-type="float" office:value="1755173880" calcext:value-type="float">
            <text:p>175517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sc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,rule</text:p>
          </table:table-cell>
          <table:table-cell office:value-type="float" office:value="340107420" calcext:value-type="float">
            <text:p>340107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_sc,rule</text:p>
          </table:table-cell>
          <table:table-cell office:value-type="float" office:value="2039076000" calcext:value-type="float">
            <text:p>203907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pd,rule</text:p>
          </table:table-cell>
          <table:table-cell office:value-type="float" office:value="18037980" calcext:value-type="float">
            <text:p>18037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dd,rule</text:p>
          </table:table-cell>
          <table:table-cell office:value-type="float" office:value="156852000" calcext:value-type="float">
            <text:p>15685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year,rule</text:p>
          </table:table-cell>
          <table:table-cell office:value-type="float" office:value="125743020" calcext:value-type="float">
            <text:p>125743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mon,rule</text:p>
          </table:table-cell>
          <table:table-cell office:value-type="float" office:value="251224620" calcext:value-type="float">
            <text:p>2512246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sc,rule</text:p>
          </table:table-cell>
          <table:table-cell office:value-type="float" office:value="1118877600" calcext:value-type="float">
            <text:p>111887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sc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sc_Word,rule</text:p>
          </table:table-cell>
          <table:table-cell office:value-type="float" office:value="10718220" calcext:value-type="float">
            <text:p>10718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cc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dd_Wor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mon_dd_Wor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d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sc,rule</text:p>
          </table:table-cell>
          <table:table-cell office:value-type="float" office:value="40520100" calcext:value-type="float">
            <text:p>4052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year,rule</text:p>
          </table:table-cell>
          <table:table-cell office:value-type="float" office:value="1343698800" calcext:value-type="float">
            <text:p>13436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d_Wor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_Wor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_Wor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sc_Word,rule</text:p>
          </table:table-cell>
          <table:table-cell office:value-type="float" office:value="13071000" calcext:value-type="float">
            <text:p>130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dd_Word,rule</text:p>
          </table:table-cell>
          <table:table-cell office:value-type="float" office:value="13071000000" calcext:value-type="float">
            <text:p>13071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_Word,rule</text:p>
          </table:table-cell>
          <table:table-cell office:value-type="float" office:value="130710000" calcext:value-type="float">
            <text:p>130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,rule</text:p>
          </table:table-cell>
          <table:table-cell office:value-type="float" office:value="10456800" calcext:value-type="float">
            <text:p>1045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mon_sc,rule</text:p>
          </table:table-cell>
          <table:table-cell office:value-type="float" office:value="1359384000" calcext:value-type="float">
            <text:p>135938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sc,rule</text:p>
          </table:table-cell>
          <table:table-cell office:value-type="float" office:value="104568000" calcext:value-type="float">
            <text:p>1045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mon_day_sc,rule</text:p>
          </table:table-cell>
          <table:table-cell office:value-type="float" office:value="435002880" calcext:value-type="float">
            <text:p>435002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year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2sc_dd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dd_mon,rule</text:p>
          </table:table-cell>
          <table:table-cell office:value-type="float" office:value="10875333420" calcext:value-type="float">
            <text:p>10875333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,rule</text:p>
          </table:table-cell>
          <table:table-cell office:value-type="float" office:value="109273560" calcext:value-type="float">
            <text:p>109273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d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sc,rule</text:p>
          </table:table-cell>
          <table:table-cell office:value-type="float" office:value="654072840" calcext:value-type="float">
            <text:p>654072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year,rule</text:p>
          </table:table-cell>
          <table:table-cell office:value-type="float" office:value="4862412000" calcext:value-type="float">
            <text:p>486241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_sc,rule</text:p>
          </table:table-cell>
          <table:table-cell office:value-type="float" office:value="1830201420" calcext:value-type="float">
            <text:p>1830201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2sc,rule</text:p>
          </table:table-cell>
          <table:table-cell office:value-type="float" office:value="182994000" calcext:value-type="float">
            <text:p>18299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,rule</text:p>
          </table:table-cell>
          <table:table-cell office:value-type="float" office:value="292790400" calcext:value-type="float">
            <text:p>2927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_sc,rule</text:p>
          </table:table-cell>
          <table:table-cell office:value-type="float" office:value="1755173880" calcext:value-type="float">
            <text:p>175517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sc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,rule</text:p>
          </table:table-cell>
          <table:table-cell office:value-type="float" office:value="340107420" calcext:value-type="float">
            <text:p>340107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_sc,rule</text:p>
          </table:table-cell>
          <table:table-cell office:value-type="float" office:value="2039076000" calcext:value-type="float">
            <text:p>203907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pd,rule</text:p>
          </table:table-cell>
          <table:table-cell office:value-type="float" office:value="18037980" calcext:value-type="float">
            <text:p>18037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dd,rule</text:p>
          </table:table-cell>
          <table:table-cell office:value-type="float" office:value="156852000" calcext:value-type="float">
            <text:p>15685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year,rule</text:p>
          </table:table-cell>
          <table:table-cell office:value-type="float" office:value="125743020" calcext:value-type="float">
            <text:p>125743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mon,rule</text:p>
          </table:table-cell>
          <table:table-cell office:value-type="float" office:value="251224620" calcext:value-type="float">
            <text:p>2512246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sc,rule</text:p>
          </table:table-cell>
          <table:table-cell office:value-type="float" office:value="1118877600" calcext:value-type="float">
            <text:p>111887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sc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sc_word,rule</text:p>
          </table:table-cell>
          <table:table-cell office:value-type="float" office:value="10718220" calcext:value-type="float">
            <text:p>10718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1-0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cc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dd_wor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mon_dd_wor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,rule</text:p>
          </table:table-cell>
          <table:table-cell office:value-type="float" office:value="8104020" calcext:value-type="float">
            <text:p>8104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dd,rule</text:p>
          </table:table-cell>
          <table:table-cell office:value-type="float" office:value="810402000" calcext:value-type="float">
            <text:p>8104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sc,rule</text:p>
          </table:table-cell>
          <table:table-cell office:value-type="float" office:value="40520100" calcext:value-type="float">
            <text:p>4052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ay_word_year,rule</text:p>
          </table:table-cell>
          <table:table-cell office:value-type="float" office:value="1343698800" calcext:value-type="float">
            <text:p>13436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d_wor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d_wor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d_wor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sc_word,rule</text:p>
          </table:table-cell>
          <table:table-cell office:value-type="float" office:value="13071000" calcext:value-type="float">
            <text:p>130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d_word,rule</text:p>
          </table:table-cell>
          <table:table-cell office:value-type="float" office:value="2614200" calcext:value-type="float">
            <text:p>261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dd_word,rule</text:p>
          </table:table-cell>
          <table:table-cell office:value-type="float" office:value="13071000000" calcext:value-type="float">
            <text:p>13071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dd_word,rule</text:p>
          </table:table-cell>
          <table:table-cell office:value-type="float" office:value="130710000" calcext:value-type="float">
            <text:p>130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,rule</text:p>
          </table:table-cell>
          <table:table-cell office:value-type="float" office:value="10456800" calcext:value-type="float">
            <text:p>1045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mon_sc,rule</text:p>
          </table:table-cell>
          <table:table-cell office:value-type="float" office:value="1359384000" calcext:value-type="float">
            <text:p>135938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dd_sc,rule</text:p>
          </table:table-cell>
          <table:table-cell office:value-type="float" office:value="104568000" calcext:value-type="float">
            <text:p>1045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mon_day_sc,rule</text:p>
          </table:table-cell>
          <table:table-cell office:value-type="float" office:value="435002880" calcext:value-type="float">
            <text:p>435002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word_year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sc_year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2sc_dd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dd_mon,rule</text:p>
          </table:table-cell>
          <table:table-cell office:value-type="float" office:value="10875333420" calcext:value-type="float">
            <text:p>10875333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,rule</text:p>
          </table:table-cell>
          <table:table-cell office:value-type="float" office:value="109273560" calcext:value-type="float">
            <text:p>109273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dd,rule</text:p>
          </table:table-cell>
          <table:table-cell office:value-type="float" office:value="9548104080" calcext:value-type="float">
            <text:p>9548104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sc,rule</text:p>
          </table:table-cell>
          <table:table-cell office:value-type="float" office:value="654072840" calcext:value-type="float">
            <text:p>654072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ay_mon_year,rule</text:p>
          </table:table-cell>
          <table:table-cell office:value-type="float" office:value="4862412000" calcext:value-type="float">
            <text:p>486241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,rule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,rule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d,rule</text:p>
          </table:table-cell>
          <table:table-cell office:value-type="float" office:value="2614200000" calcext:value-type="float">
            <text:p>2614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d_sc,rule</text:p>
          </table:table-cell>
          <table:table-cell office:value-type="float" office:value="1830201420" calcext:value-type="float">
            <text:p>1830201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2sc,rule</text:p>
          </table:table-cell>
          <table:table-cell office:value-type="float" office:value="182994000" calcext:value-type="float">
            <text:p>18299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,rule</text:p>
          </table:table-cell>
          <table:table-cell office:value-type="float" office:value="292790400" calcext:value-type="float">
            <text:p>2927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age_sc,rule</text:p>
          </table:table-cell>
          <table:table-cell office:value-type="float" office:value="1755173880" calcext:value-type="float">
            <text:p>175517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dd_sc,rule</text:p>
          </table:table-cell>
          <table:table-cell office:value-type="float" office:value="183255420" calcext:value-type="float">
            <text:p>183255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,rule</text:p>
          </table:table-cell>
          <table:table-cell office:value-type="float" office:value="340107420" calcext:value-type="float">
            <text:p>3401074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mon_dd_sc,rule</text:p>
          </table:table-cell>
          <table:table-cell office:value-type="float" office:value="2039076000" calcext:value-type="float">
            <text:p>203907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pd,rule</text:p>
          </table:table-cell>
          <table:table-cell office:value-type="float" office:value="18037980" calcext:value-type="float">
            <text:p>18037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dd,rule</text:p>
          </table:table-cell>
          <table:table-cell office:value-type="float" office:value="156852000" calcext:value-type="float">
            <text:p>15685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sc_year,rule</text:p>
          </table:table-cell>
          <table:table-cell office:value-type="float" office:value="125743020" calcext:value-type="float">
            <text:p>125743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mon,rule</text:p>
          </table:table-cell>
          <table:table-cell office:value-type="float" office:value="251224620" calcext:value-type="float">
            <text:p>2512246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word_year_sc,rule</text:p>
          </table:table-cell>
          <table:table-cell office:value-type="float" office:value="1118877600" calcext:value-type="float">
            <text:p>111887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sc_word,rule</text:p>
          </table:table-cell>
          <table:table-cell office:value-type="float" office:value="169923000" calcext:value-type="float">
            <text:p>16992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,rule</text:p>
          </table:table-cell>
          <table:table-cell office:value-type="float" office:value="33984600" calcext:value-type="float">
            <text:p>3398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ipple,dict</text:p>
          </table:table-cell>
          <table:table-cell office:value-type="string" calcext:value-type="string">
            <text:p>year_word_sc,rule</text:p>
          </table:table-cell>
          <table:table-cell office:value-type="float" office:value="135938400" calcext:value-type="float">
            <text:p>13593840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22:53.7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8S</meta:editing-duration>
    <meta:editing-cycles>3</meta:editing-cycles>
    <meta:generator>LibreOffice/5.2.0.4$Windows_x86 LibreOffice_project/066b007f5ebcc236395c7d282ba488bca6720265</meta:generator>
    <dc:date>2016-08-13T21:23:50.502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